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 style:list-style-name="L1">
      <style:paragraph-properties fo:margin-top="0cm" fo:margin-bottom="0cm" style:contextual-spacing="false" fo:line-height="100%"/>
    </style:style>
    <style:style style:name="P5" style:family="paragraph" style:parent-style-name="Heading_20_3">
      <style:paragraph-properties fo:line-height="100%"/>
    </style:style>
    <style:style style:name="P6" style:family="paragraph" style:parent-style-name="Preformatted_20_Text">
      <style:paragraph-properties fo:line-height="100%"/>
    </style:style>
    <style:style style:name="P7" style:family="paragraph" style:parent-style-name="Preformatted_20_Text">
      <style:paragraph-properties fo:margin-top="0cm" fo:margin-bottom="0.499cm" style:contextual-spacing="false" fo:line-height="100%"/>
    </style:style>
    <style:style style:name="P8" style:family="paragraph" style:parent-style-name="Heading_20_3" style:master-page-name="">
      <style:paragraph-properties fo:line-height="100%" style:page-number="auto"/>
    </style:style>
    <style:style style:name="P9" style:family="paragraph" style:parent-style-name="Heading_20_2">
      <style:paragraph-properties fo:margin-top="0.199cm" fo:margin-bottom="0.101cm" style:contextual-spacing="false" fo:line-height="100%"/>
    </style:style>
    <style:style style:name="P10" style:family="paragraph" style:parent-style-name="Heading_20_2">
      <style:paragraph-properties fo:line-height="100%" fo:keep-with-next="always"/>
    </style:style>
    <style:style style:name="P11" style:family="paragraph" style:parent-style-name="Text_20_body" style:list-style-name="L2">
      <style:paragraph-properties fo:margin-top="0cm" fo:margin-bottom="0.046cm" style:contextual-spacing="false" fo:line-height="100%"/>
    </style:style>
    <style:style style:name="P12" style:family="paragraph" style:parent-style-name="Text_20_body" style:list-style-name="L2">
      <style:paragraph-properties fo:line-height="100%"/>
    </style:style>
    <style:style style:name="T1" style:family="text">
      <style:text-properties officeooo:rsid="0003945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🤖 robotRZ : <text:s/>Smartphone-<text:span text:style-name="T1">pilote</text:span> autonome : <text:span text:style-name="T1">SmartSP</text:span> (Node-RED + MQTT)</text:h>
      <text:h text:style-name="P2" text:outline-level="2">1. 🎯 Objectif</text:h>
      <text:p text:style-name="P3">Mettre en place un <text:span text:style-name="Strong_20_Emphasis">Smartphone-SP (Système Pilote autonome)</text:span> capable de :</text:p>
      <text:list text:style-name="L1">
        <text:list-item>
          <text:p text:style-name="P4">piloter un robot localement</text:p>
        </text:list-item>
        <text:list-item>
          <text:p text:style-name="P4">remplacer le serveur en cas de panne</text:p>
        </text:list-item>
        <text:list-item>
          <text:p text:style-name="P4">servir d’interface utilisateur (Node-RED)</text:p>
        </text:list-item>
        <text:list-item>
          <text:p text:style-name="P4">communiquer via MQTT</text:p>
        </text:list-item>
      </text:list>
      <text:h text:style-name="P2" text:outline-level="2">2. 🧠 Concept</text:h>
      <text:p text:style-name="P3">Le Smartphone-SP :</text:p>
      <text:list xml:id="list120014121059472" text:continue-numbering="true" text:style-name="L1">
        <text:list-item>
          <text:p text:style-name="P4">peut fonctionner seul</text:p>
        </text:list-item>
        <text:list-item>
          <text:p text:style-name="P4">ou se connecter à un serveur (RPI)</text:p>
        </text:list-item>
        <text:list-item>
          <text:p text:style-name="P4">choisit automatiquement son mode</text:p>
        </text:list-item>
      </text:list>
      <text:h text:style-name="P2" text:outline-level="2">3. 📦 Installation complète (Termux)</text:h>
      <text:h text:style-name="P5" text:outline-level="3">Installation des packages</text:h>
      <text:p text:style-name="P6"><text:span text:style-name="Source_20_Text">pkg update &amp;&amp; pkg upgrade -y</text:span></text:p>
      <text:p text:style-name="P6"/>
      <text:p text:style-name="P6"><text:span text:style-name="Source_20_Text">pkg install -y \</text:span></text:p>
      <text:p text:style-name="P6"><text:span text:style-name="Source_20_Text">nodejs git nano tmux openssh \</text:span></text:p>
      <text:p text:style-name="P7"><text:span text:style-name="Source_20_Text">mosquitto jq curl wget termux-api</text:span></text:p>
      <text:h text:style-name="P8" text:outline-level="3">Permissions Android</text:h>
      <text:p text:style-name="P7"><text:span text:style-name="Source_20_Text">termux-setup-storage</text:span></text:p>
      <text:h text:style-name="P5" text:outline-level="3">Installation Node-RED</text:h>
      <text:p text:style-name="P7"><text:span text:style-name="Source_20_Text">npm install -g --unsafe-perm node-red</text:span></text:p>
      <text:h text:style-name="P2" text:outline-level="2">4. 📁 Structure robotRZ</text:h>
      <text:p text:style-name="P6"><text:span text:style-name="Source_20_Text">~/robotRZ</text:span></text:p>
      <text:p text:style-name="P6"><text:span text:style-name="Source_20_Text">├── config/</text:span></text:p>
      <text:p text:style-name="P6"><text:span text:style-name="Source_20_Text">│ <text:s text:c="2"/>├── mosquitto_custom.conf</text:span></text:p>
      <text:p text:style-name="P6"><text:span text:style-name="Source_20_Text">│ <text:s text:c="2"/>└── duckdns/</text:span></text:p>
      <text:p text:style-name="P6"><text:span text:style-name="Source_20_Text">├── data/</text:span></text:p>
      <text:p text:style-name="P6"><text:span text:style-name="Source_20_Text">│ <text:s text:c="2"/>└── globalSave.json</text:span></text:p>
      <text:p text:style-name="P6"><text:span text:style-name="Source_20_Text">├── logs/</text:span></text:p>
      <text:p text:style-name="P6"><text:span text:style-name="Source_20_Text">├── scripts/</text:span></text:p>
      <text:p text:style-name="P6"><text:span text:style-name="Source_20_Text">├── links/</text:span></text:p>
      <text:p text:style-name="P6"><text:span text:style-name="Source_20_Text">├── install/</text:span></text:p>
      <text:p text:style-name="P7"><text:span text:style-name="Source_20_Text">└── README.md</text:span></text:p>
      <text:h text:style-name="P2" text:outline-level="2"><text:soft-page-break/>5. ⚙️ Configuration Node-RED</text:h>
      <text:p text:style-name="P3">Fichier :</text:p>
      <text:p text:style-name="P7"><text:span text:style-name="Source_20_Text">nano ~/.node-red/settings.js</text:span></text:p>
      <text:h text:style-name="P5" text:outline-level="3">Ajouter :</text:h>
      <text:p text:style-name="P6"><text:span text:style-name="Source_20_Text">functionGlobalContext: {</text:span></text:p>
      <text:p text:style-name="P6"><text:span text:style-name="Source_20_Text"><text:s text:c="4"/>os: require('os'),</text:span></text:p>
      <text:p text:style-name="P6"><text:span text:style-name="Source_20_Text"><text:s text:c="4"/>nodeFs: require('fs'),</text:span></text:p>
      <text:p text:style-name="P6"><text:span text:style-name="Source_20_Text"><text:s text:c="4"/>path: require('path'),</text:span></text:p>
      <text:p text:style-name="P6"><text:span text:style-name="Source_20_Text"><text:s text:c="4"/>rzPath: "/data/data/com.termux/files/home/robotRZ/data/globalSave.json"</text:span></text:p>
      <text:p text:style-name="P7"><text:span text:style-name="Source_20_Text">}</text:span></text:p>
      <text:h text:style-name="P5" text:outline-level="3">Mode mémoire uniquement :</text:h>
      <text:p text:style-name="P6"><text:span text:style-name="Source_20_Text">contextStorage: {</text:span></text:p>
      <text:p text:style-name="P6"><text:span text:style-name="Source_20_Text"><text:s text:c="4"/>default: { module: "memory" }</text:span></text:p>
      <text:p text:style-name="P7"><text:span text:style-name="Source_20_Text">}</text:span></text:p>
      <text:h text:style-name="P9" text:outline-level="2">6. 💾 Données globales</text:h>
      <text:p text:style-name="P3">Fichier central :</text:p>
      <text:p text:style-name="P7"><text:span text:style-name="Source_20_Text">~/robotRZ/data/globalSave.json</text:span></text:p>
      <text:p text:style-name="P3">👉 utilisé pour :</text:p>
      <text:list xml:id="list120014028824690" text:continue-numbering="true" text:style-name="L1">
        <text:list-item>
          <text:p text:style-name="P4">initialisation des variables globales</text:p>
        </text:list-item>
        <text:list-item>
          <text:p text:style-name="P4">sauvegarde persistante</text:p>
        </text:list-item>
      </text:list>
      <text:h text:style-name="P2" text:outline-level="2">7. 🔧 Mosquitto</text:h>
      <text:p text:style-name="P3">Fichier :</text:p>
      <text:p text:style-name="P7"><text:span text:style-name="Source_20_Text">~/robotRZ/config/mosquitto_custom.conf</text:span></text:p>
      <text:h text:style-name="P2" text:outline-level="2">Configuration :</text:h>
      <text:p text:style-name="P6"><text:span text:style-name="Source_20_Text">listener 1883</text:span></text:p>
      <text:p text:style-name="P6"><text:span text:style-name="Source_20_Text">allow_anonymous true</text:span></text:p>
      <text:p text:style-name="P6"><text:span text:style-name="Source_20_Text">persistence true</text:span></text:p>
      <text:p text:style-name="P6"><text:span text:style-name="Source_20_Text">persistence_location /data/data/com.termux/files/home/robotRZ/data/</text:span></text:p>
      <text:p text:style-name="P7"><text:span text:style-name="Source_20_Text">log_dest file /data/data/com.termux/files/home/robotRZ/logs/mosquitto.log</text:span></text:p>
      <text:h text:style-name="P2" text:outline-level="2">8. 🚀 Scripts</text:h>
      <text:h text:style-name="P5" text:outline-level="3">start_services.sh</text:h>
      <text:p text:style-name="P3">Lance :</text:p>
      <text:list xml:id="list120014038365047" text:continue-numbering="true" text:style-name="L1">
        <text:list-item>
          <text:p text:style-name="P4">Node-RED (tmux)</text:p>
        </text:list-item>
        <text:list-item>
          <text:p text:style-name="P4">SSH</text:p>
        </text:list-item>
        <text:list-item>
          <text:p text:style-name="P4">Mosquitto</text:p>
        </text:list-item>
        <text:list-item>
          <text:p text:style-name="P4">récupération IP</text:p>
        </text:list-item>
        <text:list-item>
          <text:p text:style-name="P4">publication MQTT</text:p>
        </text:list-item>
      </text:list>
      <text:h text:style-name="P5" text:outline-level="3"><text:soft-page-break/>stop_services.sh</text:h>
      <text:p text:style-name="P3">Arrêt propre :</text:p>
      <text:list text:continue-numbering="true" text:style-name="L1">
        <text:list-item>
          <text:p text:style-name="P4">Node-RED</text:p>
        </text:list-item>
        <text:list-item>
          <text:p text:style-name="P4">Mosquitto</text:p>
        </text:list-item>
      </text:list>
      <text:h text:style-name="P2" text:outline-level="2">9. 🌐 Logique réseau</text:h>
      <text:p text:style-name="P3">Ordre :</text:p>
      <text:list text:continue-numbering="true" text:style-name="L1">
        <text:list-item>
          <text:p text:style-name="P4">serveur local accessible → utilisation LAN</text:p>
        </text:list-item>
        <text:list-item>
          <text:p text:style-name="P4">serveur internet accessible → utilisation WAN</text:p>
        </text:list-item>
        <text:list-item>
          <text:p text:style-name="P4">sinon → mode autonome (SP)</text:p>
        </text:list-item>
      </text:list>
      <text:h text:style-name="P2" text:outline-level="2">10. 📱 Lancement utilisateur</text:h>
      <text:p text:style-name="P3">Via :</text:p>
      <text:list text:continue-numbering="true" text:style-name="L1">
        <text:list-item>
          <text:p text:style-name="P4">Termux</text:p>
        </text:list-item>
        <text:list-item>
          <text:p text:style-name="P4">Termux</text:p>
        </text:list-item>
      </text:list>
      <text:p text:style-name="P3">Script :</text:p>
      <text:p text:style-name="P7"><text:span text:style-name="Source_20_Text">~/.shortcuts/robotRZ.sh</text:span></text:p>
      <text:h text:style-name="P10" text:outline-level="2">11. 🔗 Liens utiles</text:h>
      <text:p text:style-name="P6"><text:span text:style-name="Source_20_Text">ln -s ~/.node-red ~/robotRZ/links/node-red</text:span></text:p>
      <text:p text:style-name="P7"><text:span text:style-name="Source_20_Text">ln -s ~/storage ~/robotRZ/links/storage</text:span></text:p>
      <text:h text:style-name="P10" text:outline-level="2">12. 📊 Logs</text:h>
      <text:p text:style-name="P7"><text:span text:style-name="Source_20_Text">~/robotRZ/logs/</text:span></text:p>
      <text:h text:style-name="P10" text:outline-level="2">13. 🧹 Nettoyage</text:h>
      <text:p text:style-name="P3">Supprimer :</text:p>
      <text:p text:style-name="P7"><text:span text:style-name="Source_20_Text">rm -rf ~/Mes_Scripts ~/duckdns</text:span></text:p>
      <text:h text:style-name="P10" text:outline-level="2">14. 💾 Sauvegarde</text:h>
      <text:p text:style-name="P3">Sauvegarder :</text:p>
      <text:p text:style-name="P6"><text:span text:style-name="Source_20_Text">robotRZ/</text:span></text:p>
      <text:p text:style-name="P7"><text:span text:style-name="Source_20_Text">~/.node-red/</text:span></text:p>
      <text:h text:style-name="P10" text:outline-level="2">15. ♻️ Reconstruction</text:h>
      <text:list text:style-name="L2">
        <text:list-item>
          <text:p text:style-name="P11">installer Termux</text:p>
        </text:list-item>
        <text:list-item>
          <text:p text:style-name="P11">installer packages</text:p>
        </text:list-item>
        <text:list-item>
          <text:p text:style-name="P11">restaurer robotRZ</text:p>
        </text:list-item>
        <text:list-item>
          <text:p text:style-name="P11">restaurer .node-red</text:p>
        </text:list-item>
        <text:list-item>
          <text:p text:style-name="P12">lancer :</text:p>
        </text:list-item>
      </text:list>
      <text:p text:style-name="P7"><text:soft-page-break/><text:span text:style-name="Source_20_Text">bash ~/robotRZ/scripts/start_services.sh</text:span></text:p>
      <text:h text:style-name="P10" text:outline-level="2">16. 🧠 Bonnes pratiques</text:h>
      <text:p text:style-name="P3">✔ pas de chemins en dur<text:line-break/>✔ centralisation dans robotRZ<text:line-break/>✔ séparation config / data / logs</text:p>
      <text:h text:style-name="P10" text:outline-level="2">17. 🚀 Conclusion</text:h>
      <text:p text:style-name="P3">Le Smartphone-SP est :</text:p>
      <text:p text:style-name="P3">✔ autonome<text:line-break/>✔ résilient<text:line-break/>✔ portable<text:line-break/>✔ reconstructible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199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1:45:44.297550500</meta:creation-date>
    <dc:date>2026-04-23T11:58:57.997713100</dc:date>
    <meta:editing-duration>PT2M35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4" meta:paragraph-count="110" meta:word-count="363" meta:character-count="2513" meta:non-whitespace-character-count="2260"/>
  </office:meta>
</office:document-meta>
</file>